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Manjari" svg:font-family="Manjari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36cm" fo:min-width="0.38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loext:graphic-properties draw:fill="solid" draw:fill-color="#ffffff"/>
      <style:paragraph-properties fo:text-align="center"/>
      <style:text-properties style:font-name="Ubuntu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/>
      <style:paragraph-properties fo:text-align="center"/>
      <style:text-properties style:font-name="Ubuntu"/>
    </style:style>
    <style:style style:name="T1" style:family="text">
      <style:text-properties style:text-position="-33% 58%"/>
    </style:style>
    <style:style style:name="T2" style:family="text">
      <style:text-properties style:font-name="Ubuntu"/>
    </style:style>
    <style:style style:name="T3" style:family="text">
      <style:text-properties style:text-position="-33% 58%" style:font-name="Ubuntu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Ubuntu" fo:font-size="12pt" style:font-size-asian="12pt" style:font-size-complex="12pt"/>
    </style:style>
    <style:style style:name="T6" style:family="text">
      <style:text-properties style:text-position="-33% 58%" style:font-name="Ubuntu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-33% 58%"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 style:font-name="Ubuntu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-33% 58%" style:font-name="Ubuntu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xml:id="id4" draw:id="id4" draw:layer="layout" svg:width="1.3cm" svg:height="1.3cm" svg:x="4.301cm" svg:y="11.6cm">
            <text:p text:style-name="P1">a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4" xml:id="id1" draw:id="id1" draw:layer="layout" svg:width="1.3cm" svg:height="1.3cm" svg:x="4.301cm" svg:y="9.401cm">
            <text:p text:style-name="P3"><text:span text:style-name="T2">a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3cm" svg:height="1.3cm" svg:x="4.301cm" svg:y="13.8cm">
            <text:p text:style-name="P1">a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xml:id="id3" draw:id="id3" draw:layer="layout" svg:width="1.3cm" svg:height="1.3cm" svg:x="8.7cm" svg:y="12.7cm">
            <text:p text:style-name="P3"><text:span text:style-name="T2">b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4" xml:id="id2" draw:id="id2" draw:layer="layout" svg:width="1.3cm" svg:height="1.3cm" svg:x="8.6cm" svg:y="10.101cm">
            <text:p text:style-name="P3"><text:span text:style-name="T2">b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xml:id="id7" draw:id="id7" draw:layer="layout" svg:width="1.3cm" svg:height="1.3cm" svg:x="12.2cm" svg:y="11.3cm">
            <text:p text:style-name="P3"><text:span text:style-name="T2">c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6" draw:layer="layout" draw:type="line" svg:x1="5.601cm" svg:y1="10.051cm" svg:x2="8.6cm" svg:y2="10.751cm" draw:start-shape="id1" draw:end-shape="id2" draw:end-glue-point="6" svg:d="M5601 10051l2999 700" svg:viewBox="0 0 3000 701">
            <text:p text:style-name="P5"><text:span text:style-name="T4"><text:s text:c="2"/></text:span><text:span text:style-name="T5">w</text:span><text:span text:style-name="T6">11</text:span></text:p>
            <text:p text:style-name="P1"><text:span text:style-name="T3"/></text:p>
          </draw:connector>
          <draw:connector draw:style-name="gr2" draw:text-style-name="P6" draw:layer="layout" draw:type="line" svg:x1="5.601cm" svg:y1="10.051cm" svg:x2="8.7cm" svg:y2="13.35cm" draw:start-shape="id1" draw:start-glue-point="10" draw:end-shape="id3" draw:end-glue-point="6" svg:d="M5601 10051l3099 3299" svg:viewBox="0 0 3100 3300">
            <text:p text:style-name="P3"><text:span text:style-name="T7">w</text:span><text:span text:style-name="T8">12</text:span><text:span text:style-name="T1"> <text:s text:c="3"/></text:span><text:s text:c="10"/></text:p>
            <text:p text:style-name="P3"><text:s text:c="17"/><text:s text:c="8"/></text:p>
            <text:p text:style-name="P3"/>
          </draw:connector>
          <draw:connector draw:style-name="gr2" draw:text-style-name="P6" xml:id="id6" draw:id="id6" draw:layer="layout" draw:type="line" svg:x1="5.601cm" svg:y1="12.25cm" svg:x2="8.7cm" svg:y2="13.351cm" draw:start-shape="id4" draw:start-glue-point="10" svg:d="M5601 12250l3099 1101" svg:viewBox="0 0 3100 1102">
            <text:p text:style-name="P5"><text:span text:style-name="T5">w</text:span><text:span text:style-name="T6">22 <text:s text:c="13"/></text:span></text:p>
            <text:p text:style-name="P1"><text:span text:style-name="T3"/></text:p>
          </draw:connector>
          <draw:connector draw:style-name="gr2" draw:text-style-name="P6" draw:layer="layout" draw:type="line" svg:x1="5.602cm" svg:y1="12.231cm" svg:x2="8.6cm" svg:y2="10.751cm" draw:end-shape="id2" draw:end-glue-point="6" svg:d="M5602 12231l2998-1480" svg:viewBox="0 0 2999 1481">
            <text:p text:style-name="P5"><text:span text:style-name="T4"><text:s text:c="8"/></text:span><text:span text:style-name="T9"><text:s/></text:span><text:span text:style-name="T10">w</text:span><text:span text:style-name="T6">21 <text:s text:c="9"/></text:span><text:span text:style-name="T6"><text:s text:c="9"/></text:span></text:p>
            <text:p text:style-name="P5"><text:span text:style-name="T6"/></text:p>
            <text:p text:style-name="P5"><text:span text:style-name="T6"/></text:p>
          </draw:connector>
          <draw:connector draw:style-name="gr2" draw:text-style-name="P6" draw:layer="layout" draw:type="line" svg:x1="5.601cm" svg:y1="14.45cm" svg:x2="8.7cm" svg:y2="13.351cm" draw:start-shape="id5" draw:start-glue-point="10" draw:end-shape="id6" draw:end-glue-point="3" svg:d="M5601 14450l3099-1099" svg:viewBox="0 0 3100 1100">
            <text:p text:style-name="P5"><text:span text:style-name="T4"><text:s text:c="8"/></text:span><text:span text:style-name="T5">w</text:span><text:span text:style-name="T6">32</text:span></text:p>
          </draw:connector>
          <draw:connector draw:style-name="gr2" draw:text-style-name="P6" draw:layer="layout" draw:type="line" svg:x1="5.601cm" svg:y1="14.45cm" svg:x2="8.6cm" svg:y2="10.751cm" draw:start-shape="id5" draw:start-glue-point="10" svg:d="M5601 14450l2999-3699" svg:viewBox="0 0 3000 3700">
            <text:p text:style-name="P3"><text:s text:c="8"/></text:p>
            <text:p text:style-name="P3"/>
            <text:p text:style-name="P3"/>
            <text:p text:style-name="P3"><text:span text:style-name="T7">w</text:span><text:span text:style-name="T8">31</text:span> <text:s text:c="6"/></text:p>
          </draw:connector>
          <draw:connector draw:style-name="gr2" draw:text-style-name="P6" draw:layer="layout" draw:type="line" svg:x1="12.2cm" svg:y1="11.95cm" svg:x2="10cm" svg:y2="13.35cm" draw:start-shape="id7" draw:start-glue-point="6" draw:end-shape="id3" draw:end-glue-point="10" svg:d="M12200 11950l-2200 1400" svg:viewBox="0 0 2201 1401">
            <text:p text:style-name="P5"><text:span text:style-name="T4"><text:s text:c="9"/></text:span></text:p>
            <text:p text:style-name="P5"><text:span text:style-name="T11"><text:s text:c="11"/></text:span><text:span text:style-name="T11">w’</text:span><text:span text:style-name="T12">21</text:span><text:span text:style-name="T13"> <text:s text:c="5"/></text:span></text:p>
          </draw:connector>
          <draw:connector draw:style-name="gr2" draw:text-style-name="P6" draw:layer="layout" draw:type="line" svg:x1="12.2cm" svg:y1="11.951cm" svg:x2="9.9cm" svg:y2="10.752cm" svg:d="M12200 11951l-2300-1199" svg:viewBox="0 0 2301 1200">
            <text:p text:style-name="P5"><text:span text:style-name="T4"><text:s text:c="8"/></text:span><text:span text:style-name="T11">w’</text:span><text:span text:style-name="T12">11</text:span><text:span text:style-name="T13"> <text:s text:c="5"/></text:span></text:p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Manjari" svg:font-family="Manjari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20:50:04.576061479</meta:creation-date>
    <dc:date>2022-07-18T21:24:24.592865847</dc:date>
    <meta:editing-duration>PT13M58S</meta:editing-duration>
    <meta:editing-cycles>3</meta:editing-cycles>
    <meta:generator>LibreOffice/6.4.7.2$Linux_X86_64 LibreOffice_project/40$Build-2</meta:generator>
    <meta:document-statistic meta:object-count="15"/>
  </office:meta>
</office:document-meta>
</file>